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438" officeooo:paragraph-rsid="0000d438"/>
    </style:style>
    <style:style style:name="P2" style:family="paragraph" style:parent-style-name="Standard">
      <style:text-properties officeooo:rsid="0000e77a" officeooo:paragraph-rsid="0000e77a"/>
    </style:style>
    <style:style style:name="P3" style:family="paragraph" style:parent-style-name="Standard">
      <style:text-properties officeooo:rsid="00016a90" officeooo:paragraph-rsid="00016a90"/>
    </style:style>
    <style:style style:name="P4" style:family="paragraph" style:parent-style-name="Standard">
      <style:text-properties officeooo:rsid="000338c2" officeooo:paragraph-rsid="000338c2"/>
    </style:style>
    <style:style style:name="P5" style:family="paragraph" style:parent-style-name="Standard">
      <style:text-properties officeooo:rsid="00048b49" officeooo:paragraph-rsid="00048b49"/>
    </style:style>
    <style:style style:name="P6" style:family="paragraph" style:parent-style-name="Standard">
      <style:text-properties officeooo:rsid="0007e673" officeooo:paragraph-rsid="000974ad"/>
    </style:style>
    <style:style style:name="P7" style:family="paragraph" style:parent-style-name="Standard">
      <style:text-properties officeooo:rsid="000cb6de" officeooo:paragraph-rsid="000cb6de"/>
    </style:style>
    <style:style style:name="P8" style:family="paragraph" style:parent-style-name="Standard">
      <style:text-properties officeooo:rsid="000f64d5" officeooo:paragraph-rsid="000f64d5"/>
    </style:style>
    <style:style style:name="T1" style:family="text">
      <style:text-properties officeooo:rsid="0004c4da"/>
    </style:style>
    <style:style style:name="T2" style:family="text">
      <style:text-properties officeooo:rsid="00065144"/>
    </style:style>
    <style:style style:name="T3" style:family="text">
      <style:text-properties officeooo:rsid="000cb6de"/>
    </style:style>
    <style:style style:name="T4" style:family="text">
      <style:text-properties officeooo:rsid="000e6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milieu de la semaine pour nous est un moyen de décompresser.</text:p>
      <text:p text:style-name="P1">Nous ne pouvons nous au début de la semaine, cela n’est convenable, tout comme le faire à la fin de la semaine nous paraiterait comme vouloir rattraper quelque chose.</text:p>
      <text:p text:style-name="P1"/>
      <text:p text:style-name="P2">25 m² de briques et de compassion. C’est notre premier appartement.</text:p>
      <text:p text:style-name="P2"/>
      <text:p text:style-name="P3">Nous avons semé la folie dans chacun de ses mètres carré. Mais pas que en vérité vu que nous avons porté cela aussi vers l’extérieur.</text:p>
      <text:p text:style-name="P3"/>
      <text:p text:style-name="P4">Les dispositifs de sécurité de productivité</text:p>
      <text:p text:style-name="P4"/>
      <text:p text:style-name="P8">C’est lorsqu’elle tombe malade que notre monde tombe avec elle. Dès lors, c’est un processus spécial qu’il faut appliquer</text:p>
      <text:p text:style-name="P4"/>
      <text:p text:style-name="P5">Je resérverai un <text:span text:style-name="T1">écrit</text:span> sur ce corps qui, dans un passé, lointant de nos 25 m² partagé, je n’en ai (presque) aucune idée. <text:span text:style-name="T2">Il y’a beaucoup à dire.</text:span> </text:p>
      <text:p text:style-name="P5"/>
      <text:p text:style-name="P6">Je me souviens de notre première douche commune. Ce jour-là, j’ai été confronté au plus grand dilemme de mon vivant. J’ai saisi une serviette que je ne connaissais ni de peau, ni de mots, et j’avais l’intention de la frotter <text:span text:style-name="T3">sur cette peau qu’il fallait à tout prix même exorbitant protéger.</text:span></text:p>
      <text:p text:style-name="P7">Comme allais-je oser. Frotter l’inconnu sur une terre si </text:p>
      <text:p text:style-name="P7"/>
      <text:p text:style-name="P7"/>
      <text:p text:style-name="P7">Et après nos session de ---, son ventre fait office d’oreiller. Au diables les literies, c’est <text:span text:style-name="T4">dans ce corps que je veus m’enrouler.</text:span></text:p>
      <text:p text:style-name="P6"/>
      <text:p text:style-name="P6"/>
      <text:p text:style-name="P6"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0:16:17.987952033</meta:creation-date>
    <dc:date>2021-03-14T11:05:46.569840693</dc:date>
    <meta:editing-duration>PT39M11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216" meta:character-count="1219" meta:non-whitespace-character-count="1013"/>
  </office:meta>
</office:document-meta>
</file>